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/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K2];[.K5];[.K17];[.K37];[.K42];[.K58])" office:value-type="float" office:value="87300">
            <text:p>873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16];[.H35];[.H55];[.H76])" office:value-type="float" office:value="95152.9411764706">
            <text:p>95152.9411764706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 table:number-columns-repeated="2"/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table:style-name="ce46" office:value-type="float" office:value="17000">
            <text:p>17000</text:p>
          </table:table-cell>
          <table:table-cell/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2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table:number-columns-repeated="2"/>
          <table:table-cell table:formula="of:=SUM([.B57:.F57])" office:value-type="float" office:value="19200">
            <text:p>19200</text:p>
          </table:table-cell>
          <table:table-cell table:style-name="ce8" table:formula="of:=SUM([.B76:.F76])" office:value-type="float" office:value="1171.69117647059">
            <text:p>1171.6911764706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171.69117647059">
            <text:p>1171.6911764706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171.69117647059">
            <text:p>1171.6911764706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171.69117647059">
            <text:p>1171.6911764706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171.69117647059">
            <text:p>1171.6911764706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1171.69117647059">
            <text:p>1171.6911764706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];[.D76];[.E76])" office:value-type="float" office:value="784.191176470588">
            <text:p>784.1911764706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1171.69117647059">
            <text:p>1171.6911764706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1171.69117647059">
            <text:p>1171.6911764706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D76];[.F76])" office:value-type="float" office:value="1171.69117647059">
            <text:p>1171.6911764706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C76:.F76])" office:value-type="float" office:value="840.441176470588">
            <text:p>840.441176470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3"/>
          <table:table-cell office:value-type="string">
            <text:p>-Stepan</text:p>
          </table:table-cell>
          <table:table-cell table:number-columns-repeated="2"/>
          <table:table-cell table:style-name="Default"/>
          <table:table-cell table:formula="of:=SUM([.B76];[.D76];[.E76];[.F76])" office:value-type="float" office:value="784.191176470588">
            <text:p>784.1911764706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171.69117647059">
            <text:p>1171.6911764706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:.F76])" office:value-type="float" office:value="840.441176470588">
            <text:p>840.4411764706</text:p>
          </table:table-cell>
          <table:table-cell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171.69117647059">
            <text:p>1171.6911764706</text:p>
          </table:table-cell>
          <table:table-cell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171.69117647059">
            <text:p>1171.6911764706</text:p>
          </table:table-cell>
          <table:table-cell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171.69117647059">
            <text:p>1171.6911764706</text:p>
          </table:table-cell>
          <table:table-cell office:value-type="string">
            <text:p>Davit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171.69117647059">
            <text:p>1171.6911764706</text:p>
          </table:table-cell>
          <table:table-cell office:value-type="string">
            <text:p>Taron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6" office:value-type="float" office:value="0">
            <text:p>0</text:p>
          </table:table-cell>
          <table:table-cell table:style-name="ce2" table:formula="of:=[.F57]/16" office:value-type="float" office:value="0">
            <text:p>0</text:p>
          </table:table-cell>
          <table:table-cell table:style-name="Default"/>
          <table:table-cell table:style-name="ce41" table:formula="of:=SUM([.H57:.H75])" office:value-type="float" office:value="19652.9411764706">
            <text:p>19652.9411764706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9" office:value-type="float" office:value="15000">
            <text:p>15000</text:p>
          </table:table-cell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10/28/2015</text:date>, <text:time>19:3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28T19:36:14</dc:date>
    <meta:editing-duration>P1DT21H18M49S</meta:editing-duration>
    <meta:editing-cycles>1061</meta:editing-cycles>
    <meta:generator>OpenOffice/4.1.1$Unix OpenOffice.org_project/411m6$Build-9775</meta:generator>
    <dc:creator>employee employee</dc:creator>
    <meta:document-statistic meta:table-count="8" meta:cell-count="2445" meta:object-count="0"/>
  </office:meta>
</office:document-meta>
</file>